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style:font-name="Lucida Sans" fo:font-size="12pt" style:font-size-asian="12pt" style:font-size-complex="12pt"/>
    </style:style>
    <style:style style:name="P5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T61" style:family="text">
      <style:text-properties officeooo:rsid="003c9ce6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3"><text:span text:style-name="T61"><text:text-input text:description="&lt;if test=&quot;not line.product_id.other_sale_description&quot;&gt;">if</text:text-input></text:span><text:span text:style-name="T61"><text:placeholder text:placeholder-type="text">&lt;line.name[0:108]&gt;</text:placeholder></text:span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4.A2" office:value-type="string">
            <text:p text:style-name="P60"><text:span text:style-name="T60"><text:text-input text:description="&lt;for each=&quot;line2 in line.invoice_line_tax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60"><text:text-input text:description="&lt;formatLang(line.printed_price_unit)&gt;">9.999,50</text:text-input></text:p>
          </table:table-cell>
          <table:table-cell table:style-name="Tabla4.A2" office:value-type="string">
            <text:p text:style-name="P60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59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2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2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3">OBSERVACIONES</text:span>: <text:span text:style-name="MT54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4T16:23:15.080538210</dc:date>
    <meta:editing-duration>P1DT23H20M12S</meta:editing-duration>
    <meta:editing-cycles>321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3" meta:character-count="1624" meta:non-whitespace-character-count="1548"/>
  </office:meta>
</office:document-meta>
</file>